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02aa" officeooo:paragraph-rsid="001902aa"/>
    </style:style>
    <style:style style:name="P2" style:family="paragraph" style:parent-style-name="Standard">
      <style:text-properties officeooo:rsid="0019e4a8" officeooo:paragraph-rsid="0019e4a8"/>
    </style:style>
    <style:style style:name="P3" style:family="paragraph" style:parent-style-name="Standard">
      <style:text-properties officeooo:rsid="001b269c" officeooo:paragraph-rsid="001b269c"/>
    </style:style>
    <style:style style:name="T1" style:family="text">
      <style:text-properties officeooo:rsid="001b26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danto</text:p>
      <text:p text:style-name="P1"/>
      <text:p text:style-name="P1">Harjoitustyön aihe on muistilista. Muistilista sijaitsee palvelimella, jolloin useat eri käyttäjät voivat käyttää omaa listaansa internetin välityksellä. Tarkoituksena on, että järjestelmään voi lisätä omia askareitaan muistiin niin että askareet ovat tärkeysjärjestyksessä. Askareita voi myös luokitella erilaisiin luokkiin ja luokat voivat edelleen jakautua aliluokkiin. Käyttäjä voi lisätä haluamiaan luokkia tahtonsa mukaan. Tarvittaessa käyttäjä voi myös muokata jo tallennettua askaretta. Askareen tärkeyttä voi muuttaa, ja siihen voi lisätä tai siitä voi poistaa luokkia.</text:p>
      <text:p text:style-name="P1"/>
      <text:p text:style-name="P1">Työ toteutetaan web-pohjaisena sovelluksena koulun users-palvelimella PHP-kielellä. Tietokantana käytetään PostgreSQL-tietokantaa.</text:p>
      <text:p text:style-name="P1"/>
      <text:p text:style-name="P1"/>
      <text:p text:style-name="P1">Yleiskuva järjestelmästä</text:p>
      <text:p text:style-name="P1"/>
      <text:p text:style-name="P3">Käyttäjäryhmät</text:p>
      <text:p text:style-name="P3"/>
      <text:p text:style-name="P3">Käyttäjä:</text:p>
      <text:p text:style-name="P3">Järjestelmän tavallinen käyttäjä, joka käyttää järjestelmää muistilistan ylläpitoon.</text:p>
      <text:p text:style-name="P3"/>
      <text:p text:style-name="P3">Ylläpitäjä:</text:p>
      <text:p text:style-name="P3">Henkilö, joka hallinnoi käyttäjien tilejä ja tarvittaessa perustaa uusia ja poistaa vanhoja.</text:p>
      <text:p text:style-name="P1"/>
      <text:p text:style-name="P1"/>
      <text:p text:style-name="P1"/>
      <text:p text:style-name="P2">Käyttäjän käyttötapaukset</text:p>
      <text:p text:style-name="P2"/>
      <text:p text:style-name="P2">Askareen lisäys</text:p>
      <text:p text:style-name="P2">Käyttäjä lisää muistilistaansa askareen <text:span text:style-name="T1">ja antaa sille nimen. Käyttäjä voi myös luokitella askareen tai antaa sille tärkeysasteen.</text:span></text:p>
      <text:p text:style-name="P2"/>
      <text:p text:style-name="P3">Luokan lisäys</text:p>
      <text:p text:style-name="P3">Käyttäjä lisää uuden luokan lisätessään uutta askaretta tai muokatessaan vanhaa.</text:p>
      <text:p text:style-name="P3"/>
      <text:p text:style-name="P3">Luokan poisto</text:p>
      <text:p text:style-name="P3">Käyttäjä poistaa luokan. Luokassa olevilta askareilta poistetaan kyseinen luokka.</text:p>
      <text:p text:style-name="P3"/>
      <text:p text:style-name="P3">Askareiden luokittelu</text:p>
      <text:p text:style-name="P3">Käyttäjälle näytetään kaikki luokat, ja hän valitsee minkä luokan askareet tahtoo nähdä.</text:p>
      <text:p text:style-name="P3"/>
      <text:p text:style-name="P3"/>
      <text:p text:style-name="P3">Ylläpitäjän käyttötapaukset</text:p>
      <text:p text:style-name="P3"/>
      <text:p text:style-name="P3">Käyttäjän lisäys</text:p>
      <text:p text:style-name="P3">Ylläpitäjä lisää järjestelmään uuden käyttäjän. Ylläpitäjä valitsee käyttäjän käyttäjätunnuksen ja salasanan.</text:p>
      <text:p text:style-name="P3"/>
      <text:p text:style-name="P3">Muita käyttötapauksia: Kirjautuminen, askareen poisto, askareen muokkaus, tärkeysasteen lisäys, tärkeysasteen poisto, käyttäjän poisto, salasanan vaih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4T13:08:14.633093126</meta:creation-date>
    <dc:date>2014-09-04T13:56:59.625765108</dc:date>
    <meta:editing-duration>PT37M19S</meta:editing-duration>
    <meta:editing-cycles>2</meta:editing-cycles>
    <meta:generator>LibreOffice/4.2.6.3$Linux_X86_64 LibreOffice_project/420m0$Build-3</meta:generator>
    <meta:document-statistic meta:table-count="0" meta:image-count="0" meta:object-count="0" meta:page-count="1" meta:paragraph-count="22" meta:word-count="195" meta:character-count="1721" meta:non-whitespace-character-count="1721"/>
  </office:meta>
</office:document-meta>
</file>